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46.94pt" svg:y="0pt">
            <draw:object draw:notify-on-update-of-ranges="Sheet1.B1:Sheet1.B1 Sheet1.B2:Sheet1.B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erro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0" calcext:value-type="float">
            <text:p>4010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D2]-[.D11])/[.D12]" office:value-type="float" office:value="-0.333333333333332" calcext:value-type="float">
            <text:p>-0.3333333333333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00" calcext:value-type="float">
            <text:p>2200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D3]-[.D11])/[.D12]" office:value-type="float" office:value="-0.333333333333332" calcext:value-type="float">
            <text:p>-0.3333333333333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D4]-[.D11])/[.D12]" office:value-type="float" office:value="-0.333333333333332" calcext:value-type="float">
            <text:p>-0.3333333333333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D5]-[.D13])/[.D1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6" calcext:value-type="float">
            <text:p>1046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D6]-[.D15])/[.D1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D7]-[.D15])/[.D1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D8]-[.D17])/[.D1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9" calcext:value-type="float">
            <text:p>749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D9]-[.D17])/[.D1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D10]-[.D11])/[.D12]" office:value-type="float" office:value="2.66666666666667" calcext:value-type="float">
            <text:p>2.6666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AVERAGE([.D2:.D10])" office:value-type="float" office:value="5.11111111111111" calcext:value-type="float">
            <text:p>5.1111111111111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2" calcext:value-type="float">
            <text:p>542</text:p>
          </table:table-cell>
          <table:table-cell/>
          <table:table-cell table:formula="of:=STDEV([.D2:.D10])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9" calcext:value-type="float">
            <text:p>53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7" calcext:value-type="float">
            <text:p>397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453.51pt" svg:height="255.09pt" svg:x="286.16pt" svg:y="14.88pt">
            <draw:object draw:notify-on-update-of-ranges="Sheet2.B1:Sheet2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64" calcext:value-type="float">
            <text:p>83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63" calcext:value-type="float">
            <text:p>5463</text:p>
          </table:table-cell>
          <table:table-cell table:formula="of:=[.B1]-[.B2]" office:value-type="float" office:value="2901" calcext:value-type="float">
            <text:p>29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78" calcext:value-type="float">
            <text:p>4278</text:p>
          </table:table-cell>
          <table:table-cell table:formula="of:=[.B2]-[.B3]"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50" calcext:value-type="float">
            <text:p>3650</text:p>
          </table:table-cell>
          <table:table-cell table:formula="of:=[.B3]-[.B4]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77" calcext:value-type="float">
            <text:p>3177</text:p>
          </table:table-cell>
          <table:table-cell table:formula="of:=[.B4]-[.B5]"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66" calcext:value-type="float">
            <text:p>2866</text:p>
          </table:table-cell>
          <table:table-cell table:formula="of:=[.B5]-[.B6]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74" calcext:value-type="float">
            <text:p>2574</text:p>
          </table:table-cell>
          <table:table-cell table:formula="of:=[.B6]-[.B7]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90" calcext:value-type="float">
            <text:p>2390</text:p>
          </table:table-cell>
          <table:table-cell table:formula="of:=[.B7]-[.B8]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60" calcext:value-type="float">
            <text:p>2260</text:p>
          </table:table-cell>
          <table:table-cell table:formula="of:=[.B8]-[.B9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20" calcext:value-type="float">
            <text:p>2120</text:p>
          </table:table-cell>
          <table:table-cell table:formula="of:=[.B9]-[.B10]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7" calcext:value-type="float">
            <text:p>2007</text:p>
          </table:table-cell>
          <table:table-cell table:formula="of:=[.B10]-[.B11]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24" calcext:value-type="float">
            <text:p>1924</text:p>
          </table:table-cell>
          <table:table-cell table:formula="of:=[.B11]-[.B12]" office:value-type="float" office:value="83" calcext:value-type="float">
            <text:p>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/00/0000</text:date>, <text:time style:data-style-name="N2" text:time-value="21:06:30.592204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5:32:06.774942422</meta:creation-date>
    <dc:date>2018-06-15T00:57:08.577945303</dc:date>
    <meta:editing-duration>PT4H5M56S</meta:editing-duration>
    <meta:editing-cycles>6</meta:editing-cycles>
    <meta:generator>LibreOffice/6.0.3.2$Linux_X86_64 LibreOffice_project/00m0$Build-2</meta:generator>
    <meta:document-statistic meta:table-count="2" meta:cell-count="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4cm" style:legend-expansion="high" chart:style-name="ch2"/>
        <chart:plot-area chart:style-name="ch3" table:cell-range-address="Sheet2.B1:Sheet2.B12" svg:x="0.32cm" svg:y="0.18cm" svg:width="12.508cm" svg:height="8.64cm">
          <chartooo:coordinate-region svg:x="1.312cm" svg:y="0.34cm" svg:width="11.329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12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64">
                <text:p>8364</text:p>
                <draw:g>
                  <svg:desc>Sheet2.B1:Sheet2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63">
                <text:p>5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24">
                <text:p>19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4.24cm" style:legend-expansion="high" chart:style-name="ch2"/>
        <chart:plot-area chart:style-name="ch3" table:cell-range-address="Sheet1.B1:Sheet1.B19" chart:data-source-has-labels="row" svg:x="0.32cm" svg:y="0.18cm" svg:width="13.328cm" svg:height="8.64cm">
          <chartooo:coordinate-region svg:x="1.312cm" svg:y="0.34cm" svg:width="12.149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9" chart:label-cell-address="Sheet1.B1:Sheet1.B1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10">
                <text:p>4010</text:p>
                <draw:g>
                  <svg:desc>Sheet1.B2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7">
                <text:p>3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